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74dc" officeooo:paragraph-rsid="001f74dc"/>
    </style:style>
    <style:style style:name="P2" style:family="paragraph" style:parent-style-name="Standard">
      <style:text-properties officeooo:rsid="001fc24d" officeooo:paragraph-rsid="001fc24d"/>
    </style:style>
    <style:style style:name="P3" style:family="paragraph" style:parent-style-name="Standard">
      <style:text-properties officeooo:rsid="0021e753" officeooo:paragraph-rsid="0021e753"/>
    </style:style>
    <style:style style:name="P4" style:family="paragraph" style:parent-style-name="Standard">
      <style:text-properties officeooo:rsid="0021e753" officeooo:paragraph-rsid="00232433"/>
    </style:style>
    <style:style style:name="P5" style:family="paragraph" style:parent-style-name="Standard">
      <style:text-properties officeooo:rsid="00232433" officeooo:paragraph-rsid="00232433"/>
    </style:style>
    <style:style style:name="P6" style:family="paragraph" style:parent-style-name="Standard">
      <style:text-properties officeooo:rsid="00240977" officeooo:paragraph-rsid="00240977"/>
    </style:style>
    <style:style style:name="T1" style:family="text">
      <style:text-properties officeooo:rsid="001fc24d"/>
    </style:style>
    <style:style style:name="T2" style:family="text">
      <style:text-properties officeooo:rsid="00208e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hael Camara</text:p>
      <text:p text:style-name="P1">Honor Pledge (ADD THIS)</text:p>
      <text:p text:style-name="P1"/>
      <text:p text:style-name="P1">5)</text:p>
      <text:p text:style-name="P1"/>
      <text:p text:style-name="P1">Frame Location : Name of Variable at Frame Location</text:p>
      <text:p text:style-name="P1"/>
      <text:p text:style-name="P1">1 : i</text:p>
      <text:p text:style-name="P1">2 : j</text:p>
      <text:p text:style-name="P1">3 : a</text:p>
      <text:p text:style-name="P1">4 : <text:span text:style-name="T1">a</text:span></text:p>
      <text:p text:style-name="P1">5 : b</text:p>
      <text:p text:style-name="P1">6 : <text:span text:style-name="T1">b</text:span></text:p>
      <text:p text:style-name="P1">7 : p</text:p>
      <text:p text:style-name="P1">8 : q</text:p>
      <text:p text:style-name="P1">9 : sum</text:p>
      <text:p text:style-name="P1">10 : prod</text:p>
      <text:p text:style-name="P1">11 : <text:span text:style-name="T1">prod</text:span></text:p>
      <text:p text:style-name="P1">12 : max</text:p>
      <text:p text:style-name="P1">13 : </text:p>
      <text:p text:style-name="P1">14 : </text:p>
      <text:p text:style-name="P1">15 : </text:p>
      <text:p text:style-name="P1">16 : (p &lt; q) <text:s/>if_icmpge 16</text:p>
      <text:p text:style-name="P1"/>
      <text:p text:style-name="P1">//*** <text:span text:style-name="T2">WHY ARE 13-14-15 skipped for 16?? why jumps in numbering?</text:span></text:p>
      <text:p text:style-name="P1"/>
      <text:p text:style-name="P2">iload_1</text:p>
      <text:p text:style-name="P2">iload_2</text:p>
      <text:p text:style-name="P2">iadd</text:p>
      <text:p text:style-name="P2">istore 9</text:p>
      <text:p text:style-name="P2">dload_3</text:p>
      <text:p text:style-name="P2">dload 5</text:p>
      <text:p text:style-name="P2">dmul</text:p>
      <text:p text:style-name="P2">dstore 10</text:p>
      <text:p text:style-name="P2">iload 7</text:p>
      <text:p text:style-name="P2">istore 12</text:p>
      <text:p text:style-name="P2">iload 7</text:p>
      <text:p text:style-name="P2">iload 8</text:p>
      <text:p text:style-name="P2">if_icmpge 16</text:p>
      <text:p text:style-name="P2">iload 8</text:p>
      <text:p text:style-name="P2">istore 12</text:p>
      <text:p text:style-name="P2">return</text:p>
      <text:p text:style-name="P1"/>
      <text:p text:style-name="P1">6)</text:p>
      <text:p text:style-name="P3">1 : x</text:p>
      <text:p text:style-name="P3">2 : y</text:p>
      <text:p text:style-name="P3">3 : I</text:p>
      <text:p text:style-name="P3"/>
      <text:p text:style-name="P3"/>
      <text:p text:style-name="P3"><text:soft-page-break/>(NOTE: For this visualization, the stack grows downwards)</text:p>
      <text:p text:style-name="P3"/>
      <text:p text:style-name="P3">iload_1<text:tab/>10 (x)</text:p>
      <text:p text:style-name="P3"/>
      <text:p text:style-name="P3">iload_2<text:tab/>10 (x)</text:p>
      <text:p text:style-name="P3"><text:tab/><text:tab/>20 (y)</text:p>
      <text:p text:style-name="P3"/>
      <text:p text:style-name="P3">iadd<text:tab/><text:tab/>30</text:p>
      <text:p text:style-name="P3"/>
      <text:p text:style-name="P3">iload_1<text:tab/>30</text:p>
      <text:p text:style-name="P3"><text:tab/><text:tab/>10 (x)</text:p>
      <text:p text:style-name="P3"/>
      <text:p text:style-name="P3">iload_2<text:tab/>30</text:p>
      <text:p text:style-name="P3"><text:tab/><text:tab/>10 (x)</text:p>
      <text:p text:style-name="P3"><text:tab/><text:tab/>20 (y) </text:p>
      <text:p text:style-name="P3"/>
      <text:p text:style-name="P3">iadd<text:tab/><text:tab/>30</text:p>
      <text:p text:style-name="P3"><text:tab/><text:tab/>30</text:p>
      <text:p text:style-name="P3"/>
      <text:p text:style-name="P3">imul<text:tab/><text:tab/>900</text:p>
      <text:p text:style-name="P3"/>
      <text:p text:style-name="P3">iload_1<text:tab/>900</text:p>
      <text:p text:style-name="P3"><text:tab/><text:tab/>10 (x)</text:p>
      <text:p text:style-name="P3"/>
      <text:p text:style-name="P3">iload_2<text:tab/>900</text:p>
      <text:p text:style-name="P3"><text:tab/><text:tab/>10 (x)</text:p>
      <text:p text:style-name="P3"><text:tab/><text:tab/>20 (y)</text:p>
      <text:p text:style-name="P3"/>
      <text:p text:style-name="P3">iadd<text:tab/><text:tab/>900</text:p>
      <text:p text:style-name="P3"><text:tab/><text:tab/>30</text:p>
      <text:p text:style-name="P3"/>
      <text:p text:style-name="P3">iload_1<text:tab/>900</text:p>
      <text:p text:style-name="P3"><text:tab/><text:tab/>30</text:p>
      <text:p text:style-name="P3"><text:tab/><text:tab/>10 (x)</text:p>
      <text:p text:style-name="P3"/>
      <text:p text:style-name="P3">iload_2<text:tab/>900</text:p>
      <text:p text:style-name="P3"><text:tab/><text:tab/>30</text:p>
      <text:p text:style-name="P3"><text:tab/><text:tab/>10 (x)</text:p>
      <text:p text:style-name="P3"><text:tab/><text:tab/>20 (y)</text:p>
      <text:p text:style-name="P3"/>
      <text:p text:style-name="P3">iadd<text:tab/><text:tab/>900</text:p>
      <text:p text:style-name="P3"><text:tab/><text:tab/>30</text:p>
      <text:p text:style-name="P3"><text:tab/><text:tab/>30</text:p>
      <text:p text:style-name="P3"/>
      <text:p text:style-name="P3">imul<text:tab/><text:tab/>900</text:p>
      <text:p text:style-name="P3"><text:tab/><text:tab/>900</text:p>
      <text:p text:style-name="P3"/>
      <text:p text:style-name="P3">iadd<text:tab/><text:tab/>1800</text:p>
      <text:p text:style-name="P3"/>
      <text:p text:style-name="P3"><text:soft-page-break/>istore_3<text:tab/>//// 1800 (I) <text:s/>(is this on the stack???</text:p>
      <text:p text:style-name="P3">return<text:tab/><text:tab/>//empty stack?</text:p>
      <text:p text:style-name="P3"/>
      <text:p text:style-name="P3"/>
      <text:p text:style-name="P5">7) Optimization</text:p>
      <text:p text:style-name="P4">(NOTE: For this visualization, the stack grows downwards)</text:p>
      <text:p text:style-name="P4"/>
      <text:p text:style-name="P4">iload_1<text:tab/>10 (x)</text:p>
      <text:p text:style-name="P4"/>
      <text:p text:style-name="P4">iload_2<text:tab/>10 (x)</text:p>
      <text:p text:style-name="P4"><text:tab/><text:tab/>20 (y)</text:p>
      <text:p text:style-name="P4"/>
      <text:p text:style-name="P4">iadd<text:tab/><text:tab/>30</text:p>
      <text:p text:style-name="P4"/>
      <text:p text:style-name="P5">dup<text:tab/><text:tab/>30</text:p>
      <text:p text:style-name="P6"><text:tab/><text:tab/>30</text:p>
      <text:p text:style-name="P4"/>
      <text:p text:style-name="P4">imul<text:tab/><text:tab/>900</text:p>
      <text:p text:style-name="P4"/>
      <text:p text:style-name="P5">dup<text:tab/><text:tab/>900</text:p>
      <text:p text:style-name="P5"><text:tab/><text:tab/>900</text:p>
      <text:p text:style-name="P4"/>
      <text:p text:style-name="P4">iadd<text:tab/><text:tab/>1800</text:p>
      <text:p text:style-name="P4"/>
      <text:p text:style-name="P4">istore_3<text:tab/>//// 1800 (I) <text:s/>(is this on the stack???</text:p>
      <text:p text:style-name="P4">return<text:tab/><text:tab/>//empty stack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5:14:23.013761797</meta:creation-date>
    <meta:generator>LibreOffice/4.2.8.2$Linux_X86_64 LibreOffice_project/420m0$Build-2</meta:generator>
    <dc:date>2015-09-10T15:44:12.540960061</dc:date>
    <meta:editing-duration>PT21M20S</meta:editing-duration>
    <meta:editing-cycles>6</meta:editing-cycles>
    <meta:document-statistic meta:table-count="0" meta:image-count="0" meta:object-count="0" meta:page-count="3" meta:paragraph-count="90" meta:word-count="233" meta:character-count="1021" meta:non-whitespace-character-count="817"/>
  </office:meta>
</office:document-meta>
</file>